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A000000D5325072953729A14A.png" manifest:media-type="image/png"/>
  <manifest:file-entry manifest:full-path="Pictures/100002010000028A0000022EA7B34B535D96303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b7fe" officeooo:paragraph-rsid="0013b7fe"/>
    </style:style>
    <style:style style:name="P2" style:family="paragraph" style:parent-style-name="Text_20_body">
      <style:text-properties officeooo:rsid="0013b7fe" officeooo:paragraph-rsid="0013b7f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ZAMMIL IQBAL</text:p>
      <text:p text:style-name="P1">FA17-BECE-0011</text:p>
      <text:p text:style-name="P1"/>
      <text:p text:style-name="P1"/>
      <text:p text:style-name="Title">lab 10</text:p>
      <text:p text:style-name="Text_20_body"/>
      <text:p text:style-name="Text_20_body"/>
      <text:p text:style-name="Text_20_body"/>
      <text:p text:style-name="P2">TASK1 CODE</text:p>
      <text:p text:style-name="P2"/>
      <text:p text:style-name="P2"><draw:frame draw:style-name="fr1" draw:name="Image1" text:anchor-type="paragraph" svg:width="6.7709in" svg:height="5.8126in" draw:z-index="0"><draw:image xlink:href="Pictures/100002010000028A0000022EA7B34B535D96303E.png" xlink:type="simple" xlink:show="embed" xlink:actuate="onLoad" loext:mime-type="image/png"/></draw:frame></text:p>
      <text:p text:style-name="P2"/>
      <text:p text:style-name="P2"><text:soft-page-break/>TASK1 CMD</text:p>
      <text:p text:style-name="P2"/>
      <text:p text:style-name="P2"><draw:frame draw:style-name="fr2" draw:name="Image2" text:anchor-type="paragraph" svg:x="-0.0583in" svg:y="-0.1193in" svg:width="4.7709in" svg:height="2.2189in" draw:z-index="1"><draw:image xlink:href="Pictures/10000201000001CA000000D5325072953729A14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0:57:29.564248849</meta:creation-date>
    <dc:date>2019-12-02T11:00:20.169026382</dc:date>
    <meta:editing-duration>PT2M51S</meta:editing-duration>
    <meta:editing-cycles>1</meta:editing-cycles>
    <meta:document-statistic meta:table-count="0" meta:image-count="2" meta:object-count="0" meta:page-count="2" meta:paragraph-count="5" meta:word-count="9" meta:character-count="53" meta:non-whitespace-character-count="49"/>
    <meta:generator>LibreOffice/6.0.7.3$Linux_X86_64 LibreOffice_project/00m0$Build-3</meta:generator>
  </office:meta>
</office:document-meta>
</file>